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11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12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11">Obs.: substantivo, numeral e adjetivo variam.</text:p>
      <text:p text:style-name="P12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13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13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14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21">só o primeiro substantivo varia!</text:p>
      <text:p text:style-name="P21"/>
      <text:p text:style-name="P6">Flexão dos adjetivos compostos<text:span text:style-name="T1">:</text:span></text:p>
      <text:p text:style-name="P7"><text:span text:style-name="T1">Regra geral → apenas segundo termo flexiona-se → político-</text:span>institucionais</text:p>
      <text:p text:style-name="P22">Se houver substantivo → nenhum varia → cores amarelo-limão</text:p>
      <text:p text:style-name="P22"/>
      <text:p text:style-name="P6">Valor dos adjetivos<text:span text:style-name="T1">:</text:span></text:p>
      <text:p text:style-name="P8"/>
      <text:p text:style-name="P8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8"/>
      <text:p text:style-name="P8">Valor <text:span text:style-name="T5">subjetivo (opinativo)</text:span> → depende de interpretação → carro bonito.</text:p>
      <text:p text:style-name="P15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">Adjunto Adnominal</text:p>
          </table:table-cell>
          <table:table-cell table:style-name="Tabela1.B1" office:value-type="string">
            <text:p text:style-name="P9">Complemento Nominal</text:p>
          </table:table-cell>
        </table:table-row>
        <table:table-row>
          <table:table-cell table:style-name="Tabela1.A2" office:value-type="string">
            <text:p text:style-name="P10">Substituível por adjetivo perfeitamente equivalente.</text:p>
            <text:p text:style-name="P10"/>
            <text:p text:style-name="P10">Substantivo concreto. Também pode ser abstrato com sentido ativo, de posse, ou pertinência.</text:p>
            <text:p text:style-name="P10"/>
            <text:p text:style-name="P10">Só modifica substantivo (logo, termo preposicionado ligado a adjetivo e advérbio nunca será adjunto adnominal)</text:p>
            <text:p text:style-name="P10"/>
            <text:p text:style-name="P10"/>
            <text:p text:style-name="P10">Nem sempre preposicionado.</text:p>
          </table:table-cell>
          <table:table-cell table:style-name="Tabela1.B2" office:value-type="string">
            <text:p text:style-name="P10">Não pode ser substituído por adjetivo perfeitamente equivalente.</text:p>
            <text:p text:style-name="P10"/>
            <text:p text:style-name="P10">Substantivo abstrato apenas.</text:p>
            <text:p text:style-name="P10"/>
            <text:p text:style-name="P10"/>
            <text:p text:style-name="P10">Refere-se a advérbio, adjetivos e substantivos abstratos (logo, termo preposicionado ligado a adjetivo e advérbio sempre será complemento nominal).</text:p>
            <text:p text:style-name="P10"/>
            <text:p text:style-name="P10">Sempre preposicionado.</text:p>
          </table:table-cell>
        </table:table-row>
      </table:table>
      <text:p text:style-name="P16"/>
      <text:p text:style-name="P17">Quando <text:span text:style-name="T5">muito</text:span> se refere a <text:span text:style-name="T6">substantivo</text:span><text:span text:style-name="T7"> → muito é </text:span><text:span text:style-name="T8">pronome indefinido</text:span></text:p>
      <text:list xml:id="list6040129982591414786" text:style-name="L1">
        <text:list-item>
          <text:p text:style-name="P18"><text:span text:style-name="T7">ex.: Ver que você tem se adiantado me deu </text:span><text:span text:style-name="T6">muito</text:span><text:span text:style-name="T7"> prazer.</text:span></text:p>
        </text:list-item>
      </text:list>
      <text:p text:style-name="P17"><text:span text:style-name="T7">Quando </text:span><text:span text:style-name="T8">muito</text:span><text:span text:style-name="T7"> se refere a </text:span><text:span text:style-name="T6">adjetivo</text:span><text:span text:style-name="T7"> → muito é </text:span><text:span text:style-name="T8">advérbio</text:span></text:p>
      <text:list xml:id="list667212036559108958" text:style-name="L2">
        <text:list-item>
          <text:p text:style-name="P19"><text:span text:style-name="T7">ex.: A menina de Zulmira está </text:span><text:span text:style-name="T6">muito</text:span><text:span text:style-name="T7"> engraçadinha.</text:span></text:p>
        </text:list-item>
      </text:list>
      <text:p text:style-name="P20"><text:span text:style-name="T7"/></text:p>
      <text:p text:style-name="P23"><text:soft-page-break/><text:span text:style-name="T7">Talqualmente </text:span><text:span text:style-name="T9">é um advérbio com sentido de “assim como”, “exatamente”, etc.</text:span></text:p>
      <text:p text:style-name="P23"><text:span text:style-name="T9"/></text:p>
      <text:p text:style-name="P24"><text:span text:style-name="T9">O “</text:span><text:span text:style-name="T7">a</text:span><text:span text:style-name="T9">” na frente de </text:span><text:span text:style-name="T7">infinitivo</text:span><text:span text:style-name="T9"> só pode ser </text:span><text:span text:style-name="T7">preposição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3-15T13:51:11.990561610</dc:date>
    <meta:editing-duration>PT6H6M25S</meta:editing-duration>
    <meta:editing-cycles>14</meta:editing-cycles>
    <meta:generator>LibreOffice/5.2.7.2$Linux_X86_64 LibreOffice_project/20m0$Build-2</meta:generator>
    <meta:document-statistic meta:table-count="1" meta:image-count="0" meta:object-count="0" meta:page-count="2" meta:paragraph-count="34" meta:word-count="305" meta:character-count="2122" meta:non-whitespace-character-count="1852"/>
  </office:meta>
</office:document-meta>
</file>